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ffbbe" officeooo:paragraph-rsid="0009c9d2"/>
    </style:style>
    <style:style style:name="P2" style:family="paragraph" style:parent-style-name="Standard">
      <style:text-properties officeooo:rsid="0028a2c2" officeooo:paragraph-rsid="0009c9d2"/>
    </style:style>
    <style:style style:name="T1" style:family="text">
      <style:text-properties officeooo:rsid="004a2544"/>
    </style:style>
    <style:style style:name="T2" style:family="text">
      <style:text-properties officeooo:rsid="0031cc0a"/>
    </style:style>
    <style:style style:name="T3" style:family="text">
      <style:text-properties officeooo:rsid="00298c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Есть и другая часть информации, которая косвенно связана этим, но для восприятия которой нужно немного отойти от современных научных представлений о историческом прошлом человеческих цивилизаций… Я думаю, что вы вполне способны воспринять и это в качестве интересной гипотезы, которая может дать некоторый новый ход вашим мыслям. И она касается другой цивилизации, действие которой сейчас наблюдают наши и американские военные преимущественно в области мирового океана. Эта цивилизация оставляет нам послания в виде кругов на полях (к сожалению не на наших, а в основном в Англии). Среди них есть например изображение структуры мелатонина и изображение монады. Другие изображения говорят нам о том, что эта другая цивилизация имеет развитое геометрическое мышление, так как большинство из них имеет сложную фрактальную геометрию. Я думаю, что некоторые пирамиды Египта и Мексики, построение которых практически находится на пределе наших современных возможностей (обязательно посмотрите фильм Откровения пирамид, если не видели), а также некоторые храмы Индии, построены этой цивилизацией в качестве центров для создания и развития очагов человеческих цивилизаций. «Они» или «боги» по отношению к людским цивилизациям выполняют функцию подобную той, которую выполняют пчеловоды для своих ульев, конечно с учётом различий в отношении материального и информационного обмена, в силу различия масштабов и организации этих двух систем. Культурный код, который содержится в письменности этих цивилизаций и который мы также можем встретить на Тибете, содержит много информации о том, как устроена внутренняя механика самой Души, до которой ещё не дошла наша современная наука, по причине некоторых ошибок сделанных в ходе её развития умышлено или не предумышлено. В частности теория Эйнштейна, которая постулирует отсуствие светоносной среды (эфира) и в тоже время признающая существование электромагнитных и гравитационных волн, и соотвествующих им полей — отсекает всякую возможность синтеза научной и религиозной информации, и как следствие отсекает возможность целостно представить и понять каким образом связаны мозг и душа. Как физик я могу вам точно сказать, что эксперимент Майкельсона Морли не доказывает отсуствие эфира, как носителя световых волн. Он доказывает лишь только то, что в близи земной поверхности мы не наблюдаем эфирного ветра, который должен там быть в рамках одной из моделей эфира. Эта ситуация хорошо описана у Клевцова (в книге «Раскрытие тайн мироустройства»), одного из наших военных инженеров. Информация содержащаяся на Тибете постулирует существование у человека эфирного и астрального тела, которые соотвествуют электро-магнитному и гравитационному полям тела человека, его мозга и его души. (Если вы внимательно проследите развитие научного знания в областях физики и математики в историческом процессе, то вы возможно тоже прийдёте к выводу, что научное знание развивалось не с «чистого нуля», а имело письменные источники, сохранившиеся отчасти от допотопной цивилизации, в частности о которой повествовал Платон в своём диалоге «Критий» и осколком от которой явилась цивилизация древнего Египта, сохранившая богатое культурное наследие в виде исторических памятников письменности и мегалитических комплексах пирамид в Гизе.) В частности эфирное тело содержит особые центры — чакры (вихри), которые отображаются на поверхность тела в точках соотвествующих центрам вегетативной (автономной) нервной системы связанным с эндокринными железами, также центрам головного мозга и спинного мозга. Также в эфирном теле есть каналы или нади, среди которых особо отмечаются три канала Сушумна, Ида и Пингала, которые соотвествуют восходящим и нисходящим нервам спинного мозга, а также симпатическим и парасимпатическим нервам, по которым движется электрический ток — Кундалини, которую изображают ввиде змеи. Этот символ распространён не только в Индии, но его можно встретить также и в Египте. Древний Китай, как и Мексика отчасти сохранили внешний символ в качестве культа почитания Великого Дракона или Пернатого Змея, как мудреца или «бога», спустившегося к ним с небес и подарившего им культуру. В Египте, также как и в Индии священным растением почитают лотос, который можно сравнить с мозгом человека плавающим в цереброспинальной жидкости. Чакра соотвествующая головному мозгу — </text:span><text:soft-page-break/><text:span text:style-name="T3">Аджна, что переводится с древнеиндийского как «команда», с другой стороны в Мексике её называют «точкой сборки восприятия» по терминологии антрополога Кастанеды изучавшего, шаманскую культуру индейцев племени Яки (коренного народонаселения мексики ведущего происхождения от атцтеков, которые в свою очередь происходят от тольтеков — современников строительства Мексиканских пирамид в Теотиуакане и других городов древней Мексики) и пришедшего к выводу, что Китайская система энергетических меридианов имеет общее происхождение с шаманской системой индейцев этого племени. (Тибет — это тоже особый центр на поверхности нашей планеты, где встречаются все основые культурные коды человеческих цивилизаций.) Этот центр (Аджна-чакра или точка сборки восприятия) находится является частью энергетического или эфирного тела человека. Если отобразить эту информацию на научную терминологию, то получается, что точка сборки восприятия находится внутри электромагнитного поля человека, а именно — внутри головного мозга, что полностью соотвествует утверждению Декарта, приведённого выше.</text:span></text:p>
      <text:p text:style-name="P2"/>
      <text:p text:style-name="P1">Более того, у Кастанеды описано как согласно представлениям шаманов осуществляется процесс самой сборки картины восприятия — это делается за счёт действия особой силы, которая называется «намерением» и представляет собой переводя на современный психологический язык «волевой акт», <text:span text:style-name="T1">который может быть выражен как речью (2-м сигналом), так и любым произвольным движением (1-м сигналом). </text:span>«<text:span text:style-name="T1">Н</text:span>амерение заставляет энергетические волокна выравнивать внутренние эманаци<text:span text:style-name="T1">и (образы), расположенные внутри кокона (энергетического поля организма и в частности мозга),</text:span> относительно внешних эманаций (образов) снаружи кокона (<text:span text:style-name="T1">с другой стороны </text:span>эфирного или энергетического тела человека). <text:span text:style-name="T2">С точи зрения шаманов племени Яки «мир соткан из энергетических светящихся нитей распространяющихся в бесконечность» (с этой точки зрения человек обладает особой структурой волокон — человеческим коконом, который обладает своей собственной светимостью, внутри этого кокона есть особая точка — точка повышенной светимости, яркое светящееся пятно, в которой и происходит построение воспринимаемой картины), что соотвествует одному из вариантов современной теории струн в математике (согласно этой теории элементарные частицы представляют собой колебательные моды струн масштабов планковской длины), которая пока что является только теорией, но объясняет некоторые наблюдаемые факты относительно жизни чёрных дыр. С точки зрения электромагнитной теории такое описание тоже очень близко. Само «намерение» обладает наряду с энергетической составляющей (как сила), обладает и информационной (несущий сигнал или «команда»). Если рассматривать такие состояния мозга как осознанные сновидения к примеру, то информационная суть «намерения» ближе всего подходит к процессу внутренней речи — внутренний диалог в процессе осозннаного сновидения отчасти управляет ходом самого сновидения, управляет последовательностью смены образо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9T22:55:50.218429407</meta:creation-date>
    <dc:date>2021-05-30T09:12:07.627842900</dc:date>
    <meta:editing-duration>PT10H6M17S</meta:editing-duration>
    <meta:editing-cycles>1</meta:editing-cycles>
    <meta:document-statistic meta:table-count="0" meta:image-count="0" meta:object-count="0" meta:page-count="2" meta:paragraph-count="2" meta:word-count="959" meta:character-count="7275" meta:non-whitespace-character-count="6307"/>
    <meta:generator>LibreOffice/6.0.7.3$Linux_X86_64 LibreOffice_project/00m0$Build-3</meta:generator>
  </office:meta>
</office:document-meta>
</file>